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eeeeee" draw:textarea-horizontal-align="right" draw:textarea-vertical-align="middle" draw:auto-grow-height="false" fo:min-height="0.654cm" fo:min-width="22.404cm"/>
      <style:paragraph-properties style:writing-mode="lr-tb"/>
    </style:style>
    <style:style style:name="gr2" style:family="graphic" style:parent-style-name="standard">
      <style:graphic-properties svg:stroke-width="0.081cm" svg:stroke-color="#666666" draw:marker-start-width="0.321cm" draw:marker-end-width="0.321cm" draw:fill-color="#dddddd" draw:textarea-horizontal-align="justify" draw:textarea-vertical-align="middle" draw:auto-grow-height="false" fo:min-height="0.612cm" fo:min-width="3.362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svg:stroke-width="0.081cm" svg:stroke-color="#168253" draw:marker-start-width="0.321cm" draw:marker-end-width="0.321cm" draw:fill-color="#dee7e5" draw:textarea-horizontal-align="justify" draw:textarea-vertical-align="middle" draw:auto-grow-height="false" fo:min-height="0.612cm" fo:min-width="3.362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081cm" svg:stroke-color="#168253" draw:marker-start-width="0.321cm" draw:marker-end-width="0.321cm" draw:fill-color="#dee7e5" draw:textarea-horizontal-align="justify" draw:textarea-vertical-align="middle" draw:auto-grow-height="false" fo:min-height="0.612cm" fo:min-width="3.942cm" fo:padding-top="0.165cm" fo:padding-bottom="0.165cm" fo:padding-left="0cm" fo:padding-right="0cm"/>
      <style:paragraph-properties style:writing-mode="lr-tb"/>
    </style:style>
    <style:style style:name="gr5" style:family="graphic" style:parent-style-name="standard">
      <style:graphic-properties svg:stroke-width="0.081cm" svg:stroke-color="#5b277d" draw:marker-start-width="0.321cm" draw:marker-end-width="0.321cm" draw:fill-color="#dedce6" draw:textarea-horizontal-align="justify" draw:textarea-vertical-align="middle" draw:auto-grow-height="false" fo:min-height="0.612cm" fo:min-width="3.942cm" fo:padding-top="0.165cm" fo:padding-bottom="0.165cm" fo:padding-left="0cm" fo:padding-right="0cm"/>
      <style:paragraph-properties style:writing-mode="lr-tb"/>
    </style:style>
    <style:style style:name="gr6" style:family="graphic" style:parent-style-name="standard">
      <style:graphic-properties svg:stroke-width="0.081cm" svg:stroke-color="#3465a4" draw:marker-start-width="0.321cm" draw:marker-end-width="0.321cm" draw:fill-color="#dee6ef" draw:textarea-horizontal-align="justify" draw:textarea-vertical-align="middle" draw:auto-grow-height="false" fo:min-height="0.612cm" fo:min-width="3.942cm" fo:padding-top="0.165cm" fo:padding-bottom="0.165cm" fo:padding-left="0cm" fo:padding-right="0cm"/>
      <style:paragraph-properties style:writing-mode="lr-tb"/>
    </style:style>
    <style:style style:name="gr7" style:family="graphic" style:parent-style-name="standard">
      <style:graphic-properties svg:stroke-width="0.081cm" svg:stroke-color="#b4c7dc" draw:marker-start-width="0.321cm" draw:marker-end-width="0.321cm" draw:fill="none" draw:textarea-horizontal-align="left" draw:textarea-vertical-align="top" draw:auto-grow-height="false" fo:min-height="2.554cm" fo:min-width="21.304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svg:stroke-width="0.081cm" svg:stroke-color="#b4c7dc" draw:marker-start-width="0.321cm" draw:marker-end-width="0.321cm" draw:fill="none" draw:textarea-horizontal-align="left" draw:textarea-vertical-align="top" draw:auto-grow-height="false" fo:min-height="4.574cm" fo:min-width="21.324cm" fo:padding-top="0.165cm" fo:padding-bottom="0.165cm" fo:padding-left="0.29cm" fo:padding-right="0.29cm"/>
      <style:paragraph-properties style:writing-mode="lr-tb"/>
    </style:style>
    <style:style style:name="gr9" style:family="graphic" style:parent-style-name="objectwithoutfill">
      <style:graphic-properties svg:stroke-width="0.081cm" svg:stroke-color="#3465a4" draw:marker-start-width="0.321cm" draw:marker-end="Triangle" draw:marker-end-width="0.3cm" svg:stroke-linecap="round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5b277d" draw:marker-start-width="0.321cm" draw:marker-end="Triangle" draw:marker-end-width="0.3cm" svg:stroke-linecap="round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draw:marker-start="Triangle" draw:marker-start-width="0.3cm" draw:marker-end="Triangle" draw:marker-end-width="0.3cm" svg:stroke-linecap="round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168253" draw:marker-start-width="0.321cm" draw:marker-end="Triangle" draw:marker-end-width="0.3cm" svg:stroke-linecap="round" draw:fill="none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draw:marker-start-width="0.321cm" draw:marker-end="Triangle" draw:marker-end-width="0.3cm" svg:stroke-linecap="round" draw:fill="none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168253" draw:marker-start="Triangle" draw:marker-start-width="0.3cm" draw:marker-end="" draw:marker-end-width="0.3cm" svg:stroke-linecap="round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81cm" svg:stroke-color="#168253" draw:marker-start="Triangle" draw:marker-start-width="0.3cm" draw:marker-end="Triangle" draw:marker-end-width="0.3cm" svg:stroke-linecap="round" draw:fill="none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81cm" svg:stroke-color="#5b277d" draw:marker-start="" draw:marker-start-width="0.3cm" draw:marker-end="Triangle" draw:marker-end-width="0.3cm" svg:stroke-linecap="round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draw:fill="none" draw:textarea-horizontal-align="justify" draw:textarea-vertical-align="middle" draw:auto-grow-height="false" fo:min-height="0.654cm" fo:min-width="1.804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justify" draw:textarea-vertical-align="middle" draw:auto-grow-height="false" fo:min-height="0.654cm" fo:min-width="2.904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 fo:min-height="0.654cm" fo:min-width="5.404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justify" draw:textarea-vertical-align="middle" draw:auto-grow-height="false" fo:min-height="0.292cm" fo:min-width="3.442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justify" draw:textarea-vertical-align="middle" draw:auto-grow-height="false" fo:min-height="0.292cm" fo:min-width="2.442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justify" draw:textarea-vertical-align="middle" draw:auto-grow-height="false" fo:min-height="0.293cm" fo:min-width="2.442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justify" draw:textarea-vertical-align="middle" draw:auto-grow-height="false" fo:min-height="0.654cm" fo:min-width="1.604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justify" draw:textarea-vertical-align="middle" draw:auto-grow-height="false" fo:min-height="0.654cm" fo:min-width="2.40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fo:color="#666666" loext:opacity="100%" style:font-name="Source Sans Pro"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 style:writing-mode="lr-tb"/>
      <style:text-properties fo:color="#1c1c1c" loext:opacity="100%" style:font-name="Source Sans Pro" fo:font-size="10pt" fo:font-weight="bold" style:font-size-asian="10pt" style:font-weight-asian="bold" style:font-size-complex="10pt" style:font-weight-complex="bold"/>
    </style:style>
    <style:style style:name="P4" style:family="paragraph">
      <loext:graphic-properties draw:fill-color="#dddddd"/>
      <style:paragraph-properties fo:text-align="center" style:writing-mode="lr-tb"/>
      <style:text-properties fo:color="#1c1c1c" loext:opacity="100%" style:font-name="Source Sans Pro"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c1c1c" loext:opacity="100%" style:font-name="Source Sans Pro"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-color="#dee7e5"/>
      <style:paragraph-properties fo:text-align="center" style:writing-mode="lr-tb"/>
      <style:text-properties fo:color="#1c1c1c" loext:opacity="100%" style:font-name="Source Sans Pro"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-color="#dedce6"/>
      <style:paragraph-properties fo:text-align="center" style:writing-mode="lr-tb"/>
      <style:text-properties fo:color="#1c1c1c" loext:opacity="100%" style:font-name="Source Sans Pro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-color="#dee6ef"/>
      <style:paragraph-properties fo:text-align="center" style:writing-mode="lr-tb"/>
      <style:text-properties fo:color="#1c1c1c" loext:opacity="100%" style:font-name="Source Sans Pro" fo:font-size="10pt" fo:font-weight="bold" style:font-size-asian="10pt" style:font-weight-asian="bold" style:font-size-complex="10pt" style:font-weight-complex="bold"/>
    </style:style>
    <style:style style:name="P9" style:family="paragraph">
      <style:paragraph-properties fo:text-align="center" style:writing-mode="lr-tb"/>
      <style:text-properties fo:color="#333333" loext:opacity="100%" style:font-name="Source Sans Pro" fo:font-size="10pt" fo:font-weight="bold"/>
    </style:style>
    <style:style style:name="P10" style:family="paragraph">
      <loext:graphic-properties draw:fill="none"/>
      <style:paragraph-properties fo:text-align="center" style:writing-mode="lr-tb"/>
      <style:text-properties fo:color="#333333" loext:opacity="100%" style:font-name="Source Sans Pro" fo:font-size="10pt" fo:font-weight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text-align="center"/>
      <style:text-properties style:font-name="Source Sans Pro" fo:font-size="8pt" fo:font-weight="bold" style:font-size-asian="8pt" style:font-weight-asian="bold" style:font-size-complex="8pt" style:font-weight-complex="bold"/>
    </style:style>
    <style:style style:name="P13" style:family="paragraph">
      <style:paragraph-properties fo:text-align="center"/>
      <style:text-properties fo:color="#168253" loext:opacity="100%"/>
    </style:style>
    <style:style style:name="P14" style:family="paragraph">
      <loext:graphic-properties draw:fill="none"/>
      <style:paragraph-properties fo:text-align="center"/>
      <style:text-properties fo:color="#168253" loext:opacity="100%" style:font-name="Source Sans Pro" fo:font-size="8pt" fo:font-weight="bold" style:font-size-asian="8pt" style:font-weight-asian="bold" style:font-size-complex="8pt" style:font-weight-complex="bold"/>
    </style:style>
    <style:style style:name="P15" style:family="paragraph">
      <style:paragraph-properties fo:text-align="center"/>
      <style:text-properties fo:color="#3465a4" loext:opacity="100%"/>
    </style:style>
    <style:style style:name="P16" style:family="paragraph">
      <loext:graphic-properties draw:fill="none"/>
      <style:paragraph-properties fo:text-align="center"/>
      <style:text-properties fo:color="#3465a4" loext:opacity="100%" style:font-name="Source Sans Pro" fo:font-size="8pt" fo:font-weight="bold" style:font-size-asian="8pt" style:font-weight-asian="bold" style:font-size-complex="8pt" style:font-weight-complex="bold"/>
    </style:style>
    <style:style style:name="P17" style:family="paragraph">
      <style:paragraph-properties fo:text-align="center"/>
      <style:text-properties fo:color="#5b277d" loext:opacity="100%"/>
    </style:style>
    <style:style style:name="P18" style:family="paragraph">
      <loext:graphic-properties draw:fill="none"/>
      <style:paragraph-properties fo:text-align="center"/>
      <style:text-properties fo:color="#5b277d" loext:opacity="100%" style:font-name="Source Sans Pro" fo:font-size="8pt" fo:font-weight="bold" style:font-size-asian="8pt" style:font-weight-asian="bold" style:font-size-complex="8pt" style:font-weight-complex="bold"/>
    </style:style>
    <style:style style:name="T1" style:family="text">
      <style:text-properties fo:color="#666666" loext:opacity="100%" style:font-name="Source Sans Pro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1c1c1c" loext:opacity="100%" style:font-name="Source Sans Pro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1c1c1c" loext:opacity="100%" style:font-name="Source Sans Pro" fo:font-size="8pt" fo:font-weight="bold" style:font-size-asian="8pt" style:font-weight-asian="bold" style:font-size-complex="8pt" style:font-weight-complex="bold"/>
    </style:style>
    <style:style style:name="T4" style:family="text">
      <style:text-properties fo:color="#1c1c1c" loext:opacity="100%" style:text-position="33% 58%" style:font-name="Source Sans Pro" fo:font-size="8pt" fo:font-weight="bold" style:font-size-asian="8pt" style:font-weight-asian="bold" style:font-size-complex="8pt" style:font-weight-complex="bold"/>
    </style:style>
    <style:style style:name="T5" style:family="text">
      <style:text-properties fo:font-variant="normal" fo:text-transform="none" fo:color="#1c1c1c" loext:opacity="100%" style:text-outline="false" style:text-line-through-style="none" style:text-line-through-type="none" style:font-name="Source Sans Pro" fo:font-size="8pt" fo:font-style="normal" fo:text-shadow="none" style:text-underline-style="none" fo:font-weight="bold" style:letter-kerning="true" style:font-name-asian="DejaVu Sans" style:font-size-asian="8pt" style:font-style-asian="normal" style:font-weight-asian="bold" style:font-name-complex="FreeSans" style:font-size-complex="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333333" loext:opacity="100%" style:font-name="Source Sans Pro" fo:font-size="10pt" fo:font-weight="bold"/>
    </style:style>
    <style:style style:name="T7" style:family="text">
      <style:text-properties fo:color="#5b277d" loext:opacity="100%" style:font-name="Source Sans Pro" fo:font-size="8pt" fo:font-weight="bold" style:font-size-asian="8pt" style:font-weight-asian="bold" style:font-size-complex="8pt" style:font-weight-complex="bold"/>
    </style:style>
    <style:style style:name="T8" style:family="text">
      <style:text-properties fo:color="#168253" loext:opacity="100%" style:font-name="Source Sans Pro" fo:font-size="8pt" fo:font-weight="bold" style:font-size-asian="8pt" style:font-weight-asian="bold" style:font-size-complex="8pt" style:font-weight-complex="bold"/>
    </style:style>
    <style:style style:name="T9" style:family="text">
      <style:text-properties fo:color="#3465a4" loext:opacity="100%" style:font-name="Source Sans Pro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3cm" svg:height="1cm" svg:x="0.5cm" svg:y="5cm">
          <text:p text:style-name="P1"><text:span text:style-name="T1">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4cm" svg:height="1cm" svg:x="6cm" svg:y="2cm">
          <draw:glue-point draw:id="4" svg:x="-2.5cm" svg:y="5cm"/>
          <draw:glue-point draw:id="5" svg:x="2.5cm" svg:y="5cm"/>
          <draw:glue-point draw:id="6" svg:x="-3.75cm" svg:y="5cm"/>
          <draw:glue-point draw:id="7" svg:x="-1.25cm" svg:y="5cm"/>
          <draw:glue-point draw:id="8" svg:x="1.25cm" svg:y="5cm"/>
          <draw:glue-point draw:id="9" svg:x="3.75cm" svg:y="5cm"/>
          <text:p text:style-name="P3"><text:span text:style-name="T2">Web Browser</text:span></text:p>
          <text:p text:style-name="P3"><text:span text:style-name="T3">Firefox</text:span><text:span text:style-name="T4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57.842157842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4" draw:id="id4" draw:layer="layout" svg:width="4cm" svg:height="1cm" svg:x="16cm" svg:y="2cm">
          <text:p text:style-name="P3"><text:span text:style-name="T2">Audio Player</text:span></text:p>
          <text:p text:style-name="P5"><text:span text:style-name="T5">VLC</text:span><text:span text:style-name="T4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57.842157842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" draw:id="id1" draw:layer="layout" svg:width="4cm" svg:height="1cm" svg:x="5cm" svg:y="8cm">
          <draw:glue-point draw:id="4" svg:x="-2.5cm" svg:y="5cm"/>
          <draw:glue-point draw:id="5" svg:x="2.5cm" svg:y="5cm"/>
          <draw:glue-point draw:id="6" svg:x="-1.25cm" svg:y="-5cm"/>
          <draw:glue-point draw:id="7" svg:x="1.25cm" svg:y="-5cm"/>
          <text:p text:style-name="P3"><text:span text:style-name="T2">HTTP Server</text:span></text:p>
          <text:p text:style-name="P3"><text:span text:style-name="T3">Apache</text:span><text:span text:style-name="T4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57.842157842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" draw:id="id3" draw:layer="layout" svg:width="4cm" svg:height="1cm" svg:x="15cm" svg:y="8cm">
          <draw:glue-point draw:id="4" svg:x="2.5cm" svg:y="-5cm"/>
          <draw:glue-point draw:id="5" svg:x="1.25cm" svg:y="-5cm"/>
          <draw:glue-point draw:id="6" svg:x="3.75cm" svg:y="-5cm"/>
          <draw:glue-point draw:id="7" svg:x="-2.5cm" svg:y="-5cm"/>
          <draw:glue-point draw:id="8" svg:x="-1.25cm" svg:y="-5cm"/>
          <draw:glue-point draw:id="9" svg:x="-3.75cm" svg:y="-5cm"/>
          <draw:glue-point draw:id="10" svg:x="-3.75cm" svg:y="5cm"/>
          <draw:glue-point draw:id="11" svg:x="-2.5cm" svg:y="5cm"/>
          <draw:glue-point draw:id="12" svg:x="-1.25cm" svg:y="5cm"/>
          <draw:glue-point draw:id="13" svg:x="1.25cm" svg:y="5cm"/>
          <draw:glue-point draw:id="14" svg:x="2.5cm" svg:y="5cm"/>
          <draw:glue-point draw:id="15" svg:x="3.75cm" svg:y="5cm"/>
          <text:p text:style-name="P3"><text:span text:style-name="T2">Iceca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57.842157842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5" draw:id="id5" draw:layer="layout" svg:width="4cm" svg:height="1cm" svg:x="13cm" svg:y="10cm">
          <draw:glue-point draw:id="4" svg:x="-2.5cm" svg:y="5cm"/>
          <draw:glue-point draw:id="5" svg:x="2.5cm" svg:y="5cm" draw:escape-direction="down"/>
          <draw:glue-point draw:id="6" svg:x="-2.5cm" svg:y="-5cm"/>
          <draw:glue-point draw:id="7" svg:x="2.5cm" svg:y="-5cm"/>
          <draw:glue-point draw:id="8" svg:x="1.25cm" svg:y="5cm"/>
          <draw:glue-point draw:id="9" svg:x="-1.25cm" svg:y="5cm"/>
          <draw:glue-point draw:id="10" svg:x="-3.75cm" svg:y="5cm"/>
          <draw:glue-point draw:id="11" svg:x="3.75cm" svg:y="5cm"/>
          <draw:glue-point draw:id="12" svg:x="-3.75cm" svg:y="-5cm"/>
          <draw:glue-point draw:id="13" svg:x="-1.25cm" svg:y="-5cm"/>
          <text:p text:style-name="P3"><text:span text:style-name="T2">MusicDB Server</text:span></text:p>
          <text:p text:style-name="P5"><text:span text:style-name="T3">/usr/bin/music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57.842157842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6" draw:id="id6" draw:layer="layout" svg:width="4cm" svg:height="1cm" svg:x="2cm" svg:y="15cm">
          <text:p text:style-name="P3"><text:span text:style-name="T2">MusicDB WebUI</text:span></text:p>
          <text:p text:style-name="P3"><text:span text:style-name="T3">/usr/share/webapps/musicdb/*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57.842157842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8" draw:id="id8" draw:layer="layout" svg:width="4cm" svg:height="1cm" svg:x="13cm" svg:y="15cm">
          <draw:glue-point draw:id="4" svg:x="-2.5cm" svg:y="-5cm"/>
          <draw:glue-point draw:id="5" svg:x="2.5cm" svg:y="-5cm"/>
          <draw:glue-point draw:id="6" svg:x="1.25cm" svg:y="-5cm"/>
          <draw:glue-point draw:id="7" svg:x="-1.25cm" svg:y="-5cm"/>
          <draw:glue-point draw:id="8" svg:x="-3.75cm" svg:y="-5cm"/>
          <draw:glue-point draw:id="9" svg:x="3.75cm" svg:y="-5cm"/>
          <text:p text:style-name="P3"><text:span text:style-name="T2">Music Directory</text:span></text:p>
          <text:p text:style-name="P3"><text:span text:style-name="T3">/var/music/*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57.842157842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7" draw:id="id7" draw:layer="layout" svg:width="4cm" svg:height="1cm" svg:x="8cm" svg:y="15cm">
          <draw:glue-point draw:id="4" svg:x="-2.5cm" svg:y="-5cm"/>
          <draw:glue-point draw:id="5" svg:x="2.5cm" svg:y="-5cm"/>
          <text:p text:style-name="P3"><text:span text:style-name="T2">Artwork</text:span></text:p>
          <text:p text:style-name="P3"><text:span text:style-name="T3">/var/lib/musicdb/webdata/*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57.842157842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9" draw:id="id9" draw:layer="layout" svg:width="4cm" svg:height="1cm" svg:x="18cm" svg:y="15cm">
          <text:p text:style-name="P3"><text:span text:style-name="T2">MusicDB Data</text:span></text:p>
          <text:p text:style-name="P5"><text:span text:style-name="T3">/var/lib/musicdb/*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57.842157842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draw:layer="layout" svg:width="22cm" svg:height="3cm" svg:x="1cm" svg:y="1cm">
          <text:p text:style-name="P9"><text:span text:style-name="T6">Clients for Consuming Music</text:span></text:p>
          <draw:enhanced-geometry svg:viewBox="0 0 21600 21600" draw:path-stretchpoint-x="10800" draw:path-stretchpoint-y="10800" draw:text-areas="?f3 ?f4 ?f5 ?f6" draw:type="round-rectangle" draw:modifiers="1439.520159946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22cm" svg:height="5cm" svg:x="1cm" svg:y="7cm">
          <text:p text:style-name="P9"><text:span text:style-name="T6">Server Applic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9.8800199966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draw:layer="layout" svg:width="22cm" svg:height="3cm" svg:x="1cm" svg:y="14cm">
          <text:p text:style-name="P9"><text:span text:style-name="T6">Server Fi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39.520159946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1" draw:layer="layout" draw:type="curve" svg:x1="7cm" svg:y1="8cm" svg:x2="7cm" svg:y2="3cm" draw:start-shape="id1" draw:start-glue-point="0" draw:end-shape="id2" draw:end-glue-point="4" svg:d="M7000 8000v-5000" svg:viewBox="0 0 1 5001">
          <text:p/>
        </draw:connector>
        <draw:connector draw:style-name="gr10" draw:text-style-name="P11" draw:layer="layout" draw:type="curve" svg:x1="18cm" svg:y1="8cm" svg:x2="18cm" svg:y2="3cm" draw:start-shape="id3" draw:start-glue-point="4" draw:end-shape="id4" draw:end-glue-point="2" svg:d="M18000 8000v-5000" svg:viewBox="0 0 1 5001">
          <text:p/>
        </draw:connector>
        <draw:connector draw:style-name="gr11" draw:text-style-name="P11" draw:layer="layout" draw:type="curve" svg:x1="14.5cm" svg:y1="10cm" svg:x2="9cm" svg:y2="3cm" draw:start-shape="id5" draw:start-glue-point="13" draw:end-shape="id2" draw:end-glue-point="5" svg:d="M14500 10000c0-5248-5500-1749-5500-7000" svg:viewBox="0 0 5501 7001">
          <text:p/>
        </draw:connector>
        <draw:connector draw:style-name="gr10" draw:text-style-name="P11" draw:layer="layout" draw:type="curve" svg:x1="16cm" svg:y1="10cm" svg:x2="16cm" svg:y2="9cm" draw:start-shape="id5" draw:start-glue-point="7" draw:end-shape="id3" draw:end-glue-point="11" svg:d="M16000 10000v-1000" svg:viewBox="0 0 1 1001">
          <text:p/>
        </draw:connector>
        <draw:connector draw:style-name="gr12" draw:text-style-name="P11" draw:layer="layout" draw:type="curve" svg:x1="4cm" svg:y1="15cm" svg:x2="6cm" svg:y2="9cm" draw:start-shape="id6" draw:start-glue-point="0" draw:end-shape="id1" draw:end-glue-point="4" svg:d="M4000 15000c0-4498 2000-1499 2000-6000" svg:viewBox="0 0 2001 6001">
          <text:p/>
        </draw:connector>
        <draw:connector draw:style-name="gr13" draw:text-style-name="P11" draw:layer="layout" draw:type="curve" svg:x1="9cm" svg:y1="15cm" svg:x2="7cm" svg:y2="9cm" draw:start-shape="id7" draw:start-glue-point="4" draw:end-shape="id1" draw:end-glue-point="2" svg:d="M9000 15000c0-4498-2000-1499-2000-6000" svg:viewBox="0 0 2001 6001">
          <text:p/>
        </draw:connector>
        <draw:connector draw:style-name="gr11" draw:text-style-name="P11" draw:layer="layout" draw:type="curve" svg:x1="11cm" svg:y1="15cm" svg:x2="13.5cm" svg:y2="11cm" draw:start-shape="id7" draw:start-glue-point="5" draw:end-shape="id5" draw:end-glue-point="10" svg:d="M11000 15000c0-2998 2500-999 2500-4000" svg:viewBox="0 0 2501 4001">
          <text:p/>
        </draw:connector>
        <draw:connector draw:style-name="gr14" draw:text-style-name="P11" draw:layer="layout" draw:type="curve" svg:x1="15cm" svg:y1="15cm" svg:x2="15cm" svg:y2="11cm" draw:start-shape="id8" draw:start-glue-point="0" draw:end-shape="id5" draw:end-glue-point="2" svg:d="M15000 15000v-4000" svg:viewBox="0 0 1 4001">
          <text:p/>
        </draw:connector>
        <draw:connector draw:style-name="gr11" draw:text-style-name="P11" draw:layer="layout" draw:type="curve" svg:x1="20cm" svg:y1="15cm" svg:x2="16.5cm" svg:y2="11cm" draw:start-shape="id9" draw:start-glue-point="0" draw:end-shape="id5" draw:end-glue-point="11" svg:d="M20000 15000c0-2998-3500-999-3500-4000" svg:viewBox="0 0 3501 4001">
          <text:p/>
        </draw:connector>
        <draw:connector draw:style-name="gr15" draw:text-style-name="P11" draw:layer="layout" draw:type="curve" draw:line-skew="0.299cm" svg:x1="14cm" svg:y1="10cm" svg:x2="8.5cm" svg:y2="3cm" draw:start-shape="id5" draw:start-glue-point="6" draw:end-shape="id2" draw:end-glue-point="8" svg:d="M14000 10000c0-4800-5500-1300-5500-7000" svg:viewBox="0 0 5501 7001">
          <text:p/>
        </draw:connector>
        <draw:connector draw:style-name="gr10" draw:text-style-name="P11" draw:layer="layout" draw:type="curve" svg:x1="14cm" svg:y1="15cm" svg:x2="8cm" svg:y2="9cm" draw:start-shape="id8" draw:start-glue-point="4" draw:end-shape="id1" draw:end-glue-point="5" svg:d="M14000 15000c0-4498-6000-1499-6000-6000" svg:viewBox="0 0 6001 6001">
          <text:p/>
        </draw:connector>
        <draw:connector draw:style-name="gr16" draw:text-style-name="P11" draw:layer="layout" draw:type="curve" svg:x1="16cm" svg:y1="15cm" svg:x2="16cm" svg:y2="11cm" draw:start-shape="id8" draw:start-glue-point="5" draw:end-shape="id5" draw:end-glue-point="5" svg:d="M16000 15000v-4000" svg:viewBox="0 0 1 4001">
          <text:p/>
        </draw:connector>
        <draw:connector draw:style-name="gr10" draw:text-style-name="P11" draw:layer="layout" draw:type="curve" svg:x1="7.5cm" svg:y1="8cm" svg:x2="7.5cm" svg:y2="3cm" draw:start-shape="id1" draw:start-glue-point="7" draw:end-shape="id2" draw:end-glue-point="7" svg:d="M7500 8000v-5000" svg:viewBox="0 0 1 5001">
          <text:p/>
        </draw:connector>
        <draw:connector draw:style-name="gr12" draw:text-style-name="P11" draw:layer="layout" draw:type="curve" svg:x1="6.5cm" svg:y1="8cm" svg:x2="6.5cm" svg:y2="3cm" draw:start-shape="id1" draw:start-glue-point="6" draw:end-shape="id2" draw:end-glue-point="6" svg:d="M6500 8000v-5000" svg:viewBox="0 0 1 5001">
          <text:p/>
        </draw:connector>
        <draw:custom-shape draw:style-name="gr17" draw:text-style-name="P12" draw:layer="layout" svg:width="2.4cm" svg:height="1cm" svg:x="15.4cm" svg:y="5cm">
          <text:p text:style-name="P1"><text:span text:style-name="T3">https://*:8000</text:span></text:p>
          <text:p text:style-name="P1"><text:span text:style-name="T7">Audio Stre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3.5cm" svg:height="1cm" svg:x="10cm" svg:y="5cm">
          <text:p text:style-name="P1"><text:span text:style-name="T3">wss://*:9000</text:span></text:p>
          <text:p text:style-name="P1"><text:span text:style-name="T8">Commands</text:span><text:span text:style-name="T3">,</text:span><text:span text:style-name="T8"> </text:span><text:span text:style-name="T9">Meta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draw:layer="layout" svg:width="6cm" svg:height="1cm" svg:x="1cm" svg:y="5cm">
          <text:p text:style-name="P1"><text:span text:style-name="T3">https://*:80</text:span></text:p>
          <text:p text:style-name="P1"><text:span text:style-name="T8">Web Application</text:span><text:span text:style-name="T3">,</text:span><text:span text:style-name="T7"> </text:span><text:span text:style-name="T9">Artwork</text:span><text:span text:style-name="T3">, </text:span><text:span text:style-name="T7">Music 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4cm" svg:height="0.6cm" svg:x="1.5cm" svg:y="12.7cm">
          <text:p text:style-name="P13"><text:span text:style-name="T8">HTML</text:span><text:span text:style-name="T3">,</text:span><text:span text:style-name="T8"> JavaScript</text:span><text:span text:style-name="T3">,</text:span><text:span text:style-name="T8"> C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draw:layer="layout" svg:width="3cm" svg:height="0.6cm" svg:x="6.5cm" svg:y="12.7cm">
          <text:p text:style-name="P15"><text:span text:style-name="T9">Image 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8" draw:layer="layout" svg:width="3cm" svg:height="0.601cm" svg:x="11.501cm" svg:y="13.4cm">
          <text:p text:style-name="P17"><text:span text:style-name="T7">Music 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4" draw:layer="layout" svg:width="2.2cm" svg:height="1cm" svg:x="13.1cm" svg:y="12cm">
          <text:p text:style-name="P13"><text:span text:style-name="T8">Files System Comman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6" draw:layer="layout" svg:width="3cm" svg:height="1cm" svg:x="19cm" svg:y="12.5cm">
          <text:p text:style-name="P15"><text:span text:style-name="T9">Runtime Data</text:span><text:span text:style-name="T3">,</text:span><text:span text:style-name="T9"> Database</text:span><text:span text:style-name="T3">,</text:span><text:span text:style-name="T9"> Uploa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draw:layer="layout" svg:width="3cm" svg:height="0.6cm" svg:x="9.701cm" svg:y="12.701cm">
          <text:p text:style-name="P15"><text:span text:style-name="T9">Image 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8" draw:layer="layout" svg:width="3cm" svg:height="0.601cm" svg:x="15.402cm" svg:y="13.4cm">
          <text:p text:style-name="P17"><text:span text:style-name="T7">Music 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1" draw:layer="layout" draw:type="curve" draw:line-skew="-0.701cm" svg:x1="16cm" svg:y1="8cm" svg:x2="9.5cm" svg:y2="3cm" draw:start-shape="id3" draw:start-glue-point="7" draw:end-shape="id2" draw:end-glue-point="9" svg:d="M16000 8000c0-4800-6500-2300-6500-5000" svg:viewBox="0 0 6501 50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4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31T22:33:02.176391391</meta:creation-date>
    <meta:generator>LibreOffice/7.2.3.2$Linux_X86_64 LibreOffice_project/20$Build-2</meta:generator>
    <dc:date>2022-01-01T13:25:31.828961710</dc:date>
    <meta:editing-duration>PT13H57M5S</meta:editing-duration>
    <meta:editing-cycles>16</meta:editing-cycles>
    <meta:document-statistic meta:object-count="38"/>
  </office:meta>
</office:document-meta>
</file>